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85474"/>
    </style:style>
    <style:style style:name="P2" style:family="paragraph" style:parent-style-name="Text_20_body">
      <style:text-properties officeooo:rsid="0016fa2a" officeooo:paragraph-rsid="0016fa2a"/>
    </style:style>
    <style:style style:name="P3" style:family="paragraph" style:parent-style-name="Text_20_body">
      <style:text-properties officeooo:rsid="00176c58" officeooo:paragraph-rsid="00176c58"/>
    </style:style>
    <style:style style:name="P4" style:family="paragraph" style:parent-style-name="Text_20_body">
      <style:text-properties officeooo:rsid="00189a20" officeooo:paragraph-rsid="00189a20"/>
    </style:style>
    <style:style style:name="P5" style:family="paragraph" style:parent-style-name="Standard">
      <style:text-properties officeooo:rsid="000ea5da" officeooo:paragraph-rsid="000ea5da"/>
    </style:style>
    <style:style style:name="P6" style:family="paragraph" style:parent-style-name="Standard">
      <style:paragraph-properties style:writing-mode="lr-tb"/>
      <style:text-properties officeooo:rsid="000ea5da" officeooo:paragraph-rsid="000ea5da"/>
    </style:style>
    <style:style style:name="P7" style:family="paragraph" style:parent-style-name="Standard">
      <style:text-properties officeooo:rsid="0010d1a9" officeooo:paragraph-rsid="0010d1a9"/>
    </style:style>
    <style:style style:name="P8" style:family="paragraph" style:parent-style-name="Standard">
      <style:text-properties officeooo:rsid="0015737c" officeooo:paragraph-rsid="0015737c"/>
    </style:style>
    <style:style style:name="P9" style:family="paragraph" style:parent-style-name="Text_20_body">
      <style:text-properties officeooo:rsid="001416b9" officeooo:paragraph-rsid="001416b9"/>
    </style:style>
    <style:style style:name="P10" style:family="paragraph" style:parent-style-name="Text_20_body">
      <style:text-properties officeooo:paragraph-rsid="001416b9"/>
    </style:style>
    <style:style style:name="P11" style:family="paragraph" style:parent-style-name="Text_20_body">
      <style:text-properties officeooo:rsid="0016b22f" officeooo:paragraph-rsid="0016b22f"/>
    </style:style>
    <style:style style:name="P12" style:family="paragraph" style:parent-style-name="Text_20_body">
      <style:text-properties officeooo:rsid="0017ea34" officeooo:paragraph-rsid="0017ea34"/>
    </style:style>
    <style:style style:name="P13" style:family="paragraph" style:parent-style-name="Text_20_body">
      <style:text-properties officeooo:paragraph-rsid="001a3f76"/>
    </style:style>
    <style:style style:name="P14" style:family="paragraph" style:parent-style-name="Text_20_body">
      <style:paragraph-properties style:writing-mode="lr-tb"/>
      <style:text-properties officeooo:rsid="001bf200" officeooo:paragraph-rsid="001bf200"/>
    </style:style>
    <style:style style:name="P15" style:family="paragraph" style:parent-style-name="Heading_20_2">
      <style:text-properties officeooo:rsid="00189a20" officeooo:paragraph-rsid="001bf200"/>
    </style:style>
    <style:style style:name="P16" style:family="paragraph" style:parent-style-name="Heading_20_2">
      <style:text-properties officeooo:rsid="00189a20" officeooo:paragraph-rsid="001a3f76"/>
    </style:style>
    <style:style style:name="P17" style:family="paragraph" style:parent-style-name="Heading_20_2">
      <style:text-properties officeooo:rsid="00189a20" officeooo:paragraph-rsid="00189a20"/>
    </style:style>
    <style:style style:name="P18" style:family="paragraph" style:parent-style-name="Heading_20_2">
      <style:text-properties officeooo:rsid="00189a20" officeooo:paragraph-rsid="001dee5f"/>
    </style:style>
    <style:style style:name="P19" style:family="paragraph" style:parent-style-name="Heading_20_2">
      <style:text-properties officeooo:rsid="00176c58" officeooo:paragraph-rsid="00176c58"/>
    </style:style>
    <style:style style:name="P20" style:family="paragraph" style:parent-style-name="Heading_20_2">
      <style:text-properties officeooo:rsid="0016fa2a" officeooo:paragraph-rsid="0016fa2a"/>
    </style:style>
    <style:style style:name="P21" style:family="paragraph" style:parent-style-name="Heading_20_2">
      <style:text-properties officeooo:rsid="0016b22f" officeooo:paragraph-rsid="0016b22f"/>
    </style:style>
    <style:style style:name="P22" style:family="paragraph" style:parent-style-name="Heading_20_2">
      <style:text-properties officeooo:paragraph-rsid="0016b22f"/>
    </style:style>
    <style:style style:name="P23" style:family="paragraph" style:parent-style-name="Text_20_body">
      <style:paragraph-properties style:writing-mode="lr-tb"/>
      <style:text-properties officeooo:rsid="001bf200" officeooo:paragraph-rsid="001bf200"/>
    </style:style>
    <style:style style:name="P24" style:family="paragraph" style:parent-style-name="Text_20_body">
      <style:paragraph-properties style:writing-mode="lr-tb"/>
      <style:text-properties officeooo:paragraph-rsid="001e9514"/>
    </style:style>
    <style:style style:name="T1" style:family="text">
      <style:text-properties officeooo:rsid="001416b9"/>
    </style:style>
    <style:style style:name="T2" style:family="text">
      <style:text-properties officeooo:rsid="001a3f76"/>
    </style:style>
    <style:style style:name="T3" style:family="text">
      <style:text-properties officeooo:rsid="001bf200"/>
    </style:style>
    <style:style style:name="T4" style:family="text">
      <style:text-properties officeooo:rsid="001dee5f"/>
    </style:style>
    <style:style style:name="T5" style:family="text">
      <style:text-properties officeooo:rsid="001e95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lks and Lectures</text:h>
      <text:p text:style-name="Standard"/>
      <text:h text:style-name="P15" text:outline-level="2"><text:span text:style-name="T3">COOL Days</text:span> 202<text:span text:style-name="T3">3</text:span></text:h>
      <text:p text:style-name="P14">Slides: <text:a xlink:type="simple" xlink:href="https://pintosilva.com/blog/images/2023-03-28_Get-Involved-COOL-Community-COOLDays23.pdf" text:style-name="Internet_20_link" text:visited-style-name="Visited_20_Internet_20_Link">2023-03-28_Get-Involved-COOL-Community-COOLDays23.pdf</text:a> and <text:a xlink:type="simple" xlink:href="https://pintosilva.com/blog/images/2023-03-28_Design-Improvements-COOLDays23.pdf" text:style-name="Internet_20_link" text:visited-style-name="Visited_20_Internet_20_Link">2023-03-28_Design-Improvements-COOLDays23.pdf</text:a>.</text:p>
      <text:h text:style-name="P16" text:outline-level="2">FOSDEM 202<text:span text:style-name="T2">3</text:span></text:h>
      <text:p text:style-name="P13"><text:span text:style-name="T2">Grab the </text:span><text:a xlink:type="simple" xlink:href="https://fosdem.org/2023/schedule/event/lotech_coolyours/attachments/slides/5996/export/events/attachments/lotech_coolyours/slides/5996/pedro_fosdem2023_make_collabora_online_yourspedro_fosdem2023_make_collabora_online_yours.pdf" text:style-name="Internet_20_link" text:visited-style-name="Visited_20_Internet_20_Link"><text:span text:style-name="T2">slides</text:span></text:a><text:span text:style-name="T2">. I have also written a blog post on that: </text:span><text:a xlink:type="simple" xlink:href="https://pintosilva.com/blog/2023-02-08_fosdem-2023.html" text:style-name="Internet_20_link" text:visited-style-name="Visited_20_Internet_20_Link">https://pintosilva.com/blog/2023-02-08_fosdem-2023.html</text:a>.</text:p>
      <text:h text:style-name="P15" text:outline-level="2"><text:span text:style-name="T3">COOL Days</text:span> 2022</text:h>
      <text:p text:style-name="P14">Grab my slides: <text:a xlink:type="simple" xlink:href="https://pintosilva.com/blog/images/2022-10-10_Get-Involved-COOL-Community-COOLDays22.pdf" text:style-name="Internet_20_link" text:visited-style-name="Visited_20_Internet_20_Link">2022-10-10_Get-Involved-COOL-Community-COOLDays22.pdf</text:a> and <text:a xlink:type="simple" xlink:href="https://pintosilva.com/blog/images/2022-10-10_Design-Improvements-COOLDays22.pdf" text:style-name="Internet_20_link" text:visited-style-name="Visited_20_Internet_20_Link">2022-10-10_Design-Improvements-COOLDays22.pdf</text:a>. Blog post at <text:a xlink:type="simple" xlink:href="https://pintosilva.com/blog/2022-10-10_cool-days.html" text:style-name="Internet_20_link" text:visited-style-name="Visited_20_Internet_20_Link">https://pintosilva.com/blog/2022-10-10_cool-days.html</text:a> </text:p>
      <text:h text:style-name="P18" text:outline-level="2">Nextcloud conference 2022</text:h>
      <text:p text:style-name="P24"><text:span text:style-name="T3">Grab my slides </text:span><text:a xlink:type="simple" xlink:href="https://pintosilva.com/blog/images/2022-10-04_CO-recent-improvements.pdf" text:style-name="Internet_20_link" text:visited-style-name="Visited_20_Internet_20_Link">2022-10-04_CO-recent-improvements.pdf</text:a> <text:span text:style-name="T5">and </text:span><text:a xlink:type="simple" xlink:href="https://pintosilva.com/blog/images/2022-10-04_workshop-contributing-to-NO-CO.pdf" text:style-name="Internet_20_link" text:visited-style-name="Visited_20_Internet_20_Link">2022-10-04_workshop-contributing-to-NO-CO.pdf</text:a>.<text:span text:style-name="T3"> </text:span><text:span text:style-name="T4">Blog post at </text:span><text:a xlink:type="simple" xlink:href="https://pintosilva.com/blog/2022-10-04_nextcloud-conf.html" text:style-name="Internet_20_link" text:visited-style-name="Visited_20_Internet_20_Link"><text:span text:style-name="T3">https://pintosilva.com/blog/2022-10-04_nextcloud-conf.html</text:span></text:a><text:span text:style-name="T3">.</text:span></text:p>
      <text:h text:style-name="P17" text:outline-level="2">FOSDEM 2022</text:h>
      <text:p text:style-name="P4">Speaker at Ubuntu both</text:p>
      <text:p text:style-name="P4">Designed the <text:a xlink:type="simple" xlink:href="https://stands.fosdem.org/stands/ubuntu/" text:style-name="Internet_20_link" text:visited-style-name="Visited_20_Internet_20_Link">Ubuntu both website</text:a> (<text:a xlink:type="simple" xlink:href="https://github.com/tcarreira/stands-website/pulls?q=is%3Apr+author%3A@me+" text:style-name="Internet_20_link" text:visited-style-name="Visited_20_Internet_20_Link">commits</text:a>, Tiago then pushed to the main repo)</text:p>
      <text:h text:style-name="P19" text:outline-level="2">COOL Days 2021</text:h>
      <text:p text:style-name="P3">Organizer and speaker at <text:a xlink:type="simple" xlink:href="https://www.collaboraoffice.com/cool-days-2021-all-about-collabora-online/" text:style-name="Internet_20_link" text:visited-style-name="Visited_20_Internet_20_Link">Collabora Online conference 2021</text:a>, <text:a xlink:type="simple" xlink:href="https://www.youtube.com/watch?v=oIpE1IvBbj8&amp;list=PLeh8MeOzF8jals5oAfZlYmksVaLfY6Wxv" text:style-name="Internet_20_link" text:visited-style-name="Visited_20_Internet_20_Link">videos</text:a></text:p>
      <text:p text:style-name="P12"><draw:frame draw:style-name="fr7" draw:name="Image9" text:anchor-type="char" svg:width="17cm" svg:height="10.821cm" draw:z-index="9"><draw:image xlink:href="../images/cooldays2021.png" xlink:type="simple" xlink:show="embed" xlink:actuate="onLoad" draw:mime-type="image/png"/></draw:frame><text:soft-page-break/></text:p>
      <text:h text:style-name="P20" text:outline-level="2">FOSDEM 2020</text:h>
      <text:p text:style-name="P2">Speaker at <text:a xlink:type="simple" xlink:href="https://archive.fosdem.org/2020/" text:style-name="Internet_20_link" text:visited-style-name="Visited_20_Internet_20_Link">FOSDEM 2020</text:a></text:p>
      <text:p text:style-name="P2"><draw:frame draw:style-name="fr7" draw:name="Image8" text:anchor-type="char" svg:width="17cm" svg:height="9.553cm" draw:z-index="8"><draw:image xlink:href="../images/FOSDEM2020Make-Online-yours.png" xlink:type="simple" xlink:show="embed" xlink:actuate="onLoad" draw:mime-type="image/png"/></draw:frame></text:p>
      <text:h text:style-name="P21" text:outline-level="2"><text:soft-page-break/>LGM 2020</text:h>
      <text:p text:style-name="P11">Speaker at <text:a xlink:type="simple" xlink:href="https://libregraphicsmeeting.org/2020/en/program.html" text:style-name="Internet_20_link" text:visited-style-name="Visited_20_Internet_20_Link">Libre Graphics Meeting 2020</text:a></text:p>
      <text:p text:style-name="P11"><draw:frame draw:style-name="fr6" draw:name="Image7" text:anchor-type="paragraph" svg:width="17cm" svg:height="9.562cm" draw:z-index="7"><draw:image xlink:href="../images/LGM2020.png" xlink:type="simple" xlink:show="embed" xlink:actuate="onLoad" draw:mime-type="image/png"/></draw:frame></text:p>
      <text:h text:style-name="P22" text:outline-level="2"><text:soft-page-break/>UbuCon Europe 2019</text:h>
      <text:p text:style-name="P1"><draw:frame draw:style-name="fr5" draw:name="ubuconeu19" text:anchor-type="as-char" svg:width="17cm" svg:height="12.577cm" draw:z-index="0"><draw:image xlink:href="../images/ubuCon%20Europe2019_1.jpeg" xlink:type="simple" xlink:show="embed" xlink:actuate="onLoad"/></draw:frame></text:p>
      <text:p text:style-name="P1"/>
      <text:p text:style-name="P6">Speaker at <text:a xlink:type="simple" xlink:href="https://sintra2019.ubucon.org/speakers/pedro-silva/" text:style-name="Internet_20_link" text:visited-style-name="Visited_20_Internet_20_Link">Ubucon Europe 2019</text:a> on all the new features from Collabora Online.</text:p>
      <text:p text:style-name="P5"><text:soft-page-break/><draw:frame draw:style-name="fr5" draw:name="Image1" text:anchor-type="as-char" svg:width="17cm" svg:height="12.749cm" draw:z-index="1"><draw:image xlink:href="../images/ubuCon%20Europe2019_2.jpeg" xlink:type="simple" xlink:show="embed" xlink:actuate="onLoad"/></draw:frame></text:p>
      <text:h text:style-name="Heading_20_2" text:outline-level="2">LibOCon 2019</text:h>
      <text:p text:style-name="P7"><draw:frame draw:style-name="fr4" draw:name="Image2" text:anchor-type="as-char" svg:width="8.67cm" svg:height="5.824cm" draw:z-index="2"><draw:image xlink:href="../images/liboCon2019_1.jpg" xlink:type="simple" xlink:show="embed" xlink:actuate="onLoad" draw:mime-type="image/jpeg"/></draw:frame></text:p>
      <text:p text:style-name="P7"/>
      <text:p text:style-name="P1"><draw:frame draw:style-name="fr3" draw:name="Image3" text:anchor-type="char" svg:width="17cm" svg:height="11.338cm" draw:z-index="3"><draw:image xlink:href="../images/liboCon2019_2.png" xlink:type="simple" xlink:show="embed" xlink:actuate="onLoad" draw:mime-type="image/png"/></draw:frame><text:soft-page-break/></text:p>
      <text:h text:style-name="Heading_20_2" text:outline-level="2">Ubuntu Portugal Podcast</text:h>
      <text:p text:style-name="P9">Happy guest in various episodes</text:p>
      <text:p text:style-name="P10"><text:soft-page-break/><text:span text:style-name="T1"><draw:frame draw:style-name="fr2" draw:name="Image4" text:anchor-type="as-char" svg:width="15.873cm" svg:height="15.873cm" draw:z-index="4"><draw:image xlink:href="../images/galo_ubuntu_portugal.png" xlink:type="simple" xlink:show="embed" xlink:actuate="onLoad" draw:mime-type="image/png"/></draw:frame></text:span></text:p>
      <text:p text:style-name="P1"/>
      <text:h text:style-name="Heading_20_2" text:outline-level="2"><text:soft-page-break/>Workshop Design with Open Source Software</text:h>
      <text:p text:style-name="P8"><draw:frame draw:style-name="fr2" draw:name="Image5" text:anchor-type="as-char" svg:width="15.875cm" svg:height="10.636cm" draw:z-index="5"><draw:image xlink:href="../images/workshopDesignOpenSource_1.jpg" xlink:type="simple" xlink:show="embed" xlink:actuate="onLoad" draw:mime-type="image/jpeg"/></draw:frame></text:p>
      <text:p text:style-name="P8"/>
      <text:p text:style-name="P8"><draw:frame draw:style-name="fr1" draw:name="Image6" text:anchor-type="char" svg:width="15.875cm" svg:height="10.636cm" draw:z-index="6"><draw:image xlink:href="../images/workshopDesignOpenSource_2.jpg" xlink:type="simple" xlink:show="embed" xlink:actuate="onLoad" draw:mime-type="image/jpeg"/></draw:frame></text:p>
      <text:h text:style-name="Heading_20_2" text:outline-level="2">Critic at Unicorn College</text:h>
      <text:p text:style-name="P1">The awarding ceremony for the best mobile apps.</text:p>
      <text:p text:style-name="P1"/>
      <text:p text:style-name="P1"><text:soft-page-break/>Unicorn College news</text:p>
      <text:p text:style-name="P1"/>
      <text:h text:style-name="Heading_20_2" text:outline-level="2">Generative systems in art and design</text:h>
      <text:p text:style-name="P1">Explore generative systems as a possible path in design and art.</text:p>
      <text:p text:style-name="P1">Album; Page on G+</text:p>
      <text:p text:style-name="P1">DevFest Praha 2014 Official</text:p>
      <text:p text:style-name="P1"/>
      <text:h text:style-name="Heading_20_2" text:outline-level="2">The right chair – Learn how to seat</text:h>
      <text:p text:style-name="P1">Design guidelines: when to follow them and when to break them.</text:p>
      <text:p text:style-name="P1">aDevMeetup #16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3-03-28T12:01:11.517085468</dc:date>
    <meta:editing-duration>PT1H12M30S</meta:editing-duration>
    <meta:editing-cycles>24</meta:editing-cycles>
    <meta:generator>Collabora_Office/22.05.10.6$Linux_X86_64 LibreOffice_project/d6026068e670e6276e7ad07efab1211fd4bed7ce</meta:generator>
    <dc:creator>Pedro Silva</dc:creator>
    <meta:document-statistic meta:table-count="0" meta:image-count="10" meta:object-count="0" meta:page-count="9" meta:paragraph-count="39" meta:word-count="188" meta:character-count="1490" meta:non-whitespace-character-count="1334"/>
  </office:meta>
</office:document-meta>
</file>